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21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6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4"/>
        <table:table-column table:style-name="co1" table:default-cell-style-name="ce21"/>
        <table:table-column table:style-name="co1" table:number-columns-repeated="247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bel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6" calcext:value-type="float">
            <text:p>226</text:p>
          </table:table-cell>
          <table:table-cell table:style-name="ce2" table:number-columns-repeated="3"/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1" calcext:value-type="float">
            <text:p>3001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nders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2" calcext:value-type="float">
            <text:p>3002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App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3" calcext:value-type="float">
            <text:p>3003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Barb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4" calcext:value-type="float">
            <text:p>3004</text:p>
          </table:table-cell>
          <table:table-cell table:style-name="ce16" office:value-type="string" calcext:value-type="string">
            <text:p>Andy</text:p>
          </table:table-cell>
          <table:table-cell table:style-name="ce16" office:value-type="string" calcext:value-type="string">
            <text:p>Bathgat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06" calcext:value-type="float">
            <text:p>206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5" calcext:value-type="float">
            <text:p>300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eda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2"/>
          <table:table-cell table:style-name="ce3" office:value-type="float" office:value="226" calcext:value-type="float">
            <text:p>226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6" calcext:value-type="float">
            <text:p>3006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lf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7" calcext:value-type="float">
            <text:p>3007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liveau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8" calcext:value-type="float">
            <text:p>3008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Ben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3" calcext:value-type="float">
            <text:p>213</text:p>
          </table:table-cell>
          <table:table-cell table:style-name="ce3" table:number-columns-repeated="2"/>
          <table:table-cell table:style-name="ce3" office:value-type="float" office:value="213" calcext:value-type="float">
            <text:p>213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09" calcext:value-type="float">
            <text:p>3009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Berger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0" calcext:value-type="float">
            <text:p>301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Bla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1" calcext:value-type="float">
            <text:p>3011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oss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9" calcext:value-type="float">
            <text:p>21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2" calcext:value-type="float">
            <text:p>301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ourqu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2" calcext:value-type="float">
            <text:p>21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3" calcext:value-type="float">
            <text:p>3013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rind<text:span text:style-name="T1">'A</text:span>m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1" calcext:value-type="float">
            <text:p>231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4" calcext:value-type="float">
            <text:p>3014</text:p>
          </table:table-cell>
          <table:table-cell office:value-type="string" calcext:value-type="string">
            <text:p>Turk</text:p>
          </table:table-cell>
          <table:table-cell office:value-type="string" calcext:value-type="string">
            <text:p>Broda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5" calcext:value-type="float">
            <text:p>30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rode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17" calcext:value-type="float">
            <text:p>217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6" calcext:value-type="float">
            <text:p>3016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Bucy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7" calcext:value-type="float">
            <text:p>3017</text:p>
          </table:table-cell>
          <table:table-cell table:style-name="ce16" office:value-type="string" calcext:value-type="string">
            <text:p>Brent</text:p>
          </table:table-cell>
          <table:table-cell table:style-name="ce16" office:value-type="string" calcext:value-type="string">
            <text:p>Burn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8" calcext:value-type="float">
            <text:p>301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rt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19" calcext:value-type="float">
            <text:p>301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Clar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0" calcext:value-type="float">
            <text:p>3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ffe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4" calcext:value-type="float">
            <text:p>22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1" calcext:value-type="float">
            <text:p>3021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Conacher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2" calcext:value-type="float">
            <text:p>3022</text:p>
          </table:table-cell>
          <table:table-cell table:style-name="ce16" office:value-type="string" calcext:value-type="string">
            <text:p>Alec</text:p>
          </table:table-cell>
          <table:table-cell table:style-name="ce16" office:value-type="string" calcext:value-type="string">
            <text:p>Connell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3" calcext:value-type="float">
            <text:p>3023</text:p>
          </table:table-cell>
          <table:table-cell office:value-type="string" calcext:value-type="string">
            <text:p>Yvan</text:p>
          </table:table-cell>
          <table:table-cell office:value-type="string" calcext:value-type="string">
            <text:p>Cournoy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4" calcext:value-type="float">
            <text:p>3024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outur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2"/>
          <table:table-cell table:style-name="ce3" office:value-type="float" office:value="208" calcext:value-type="float">
            <text:p>208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5" calcext:value-type="float">
            <text:p>3025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rawfo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6" calcext:value-type="float">
            <text:p>3026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rosb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number-columns-repeated="2"/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7" calcext:value-type="float">
            <text:p>302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elvecchio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8" calcext:value-type="float">
            <text:p>302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ionne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8" calcext:value-type="float">
            <text:p>21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029" calcext:value-type="float">
            <text:p>3029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Doa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2" office:value-type="float" office:value="4" calcext:value-type="float">
            <text:p>4</text:p>
          </table:table-cell>
          <table:table-cell table:style-name="ce3" office:value-type="float" office:value="235" calcext:value-type="float">
            <text:p>235</text:p>
          </table:table-cell>
          <table:table-cell table:style-name="ce3" table:number-columns-repeated="4"/>
          <table:table-cell table:style-name="ce3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0" calcext:value-type="float">
            <text:p>3030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ought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1" calcext:value-type="float">
            <text:p>3031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ry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2" calcext:value-type="float">
            <text:p>303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Ekbla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3" calcext:value-type="float">
            <text:p>3033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4" calcext:value-type="float">
            <text:p>3034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5" calcext:value-type="float">
            <text:p>3035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Federk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6" calcext:value-type="float">
            <text:p>3036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Fleur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7" calcext:value-type="float">
            <text:p>3037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ranc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8" calcext:value-type="float">
            <text:p>3038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uh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39" calcext:value-type="float">
            <text:p>303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art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0" calcext:value-type="float">
            <text:p>3040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Geoffri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1" calcext:value-type="float">
            <text:p>304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etzlaf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Gilbert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3" calcext:value-type="float">
            <text:p>304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iordan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table:style-name="ce16" office:value-type="string" calcext:value-type="string">
            <text:p>Claude</text:p>
          </table:table-cell>
          <table:table-cell table:style-name="ce16" office:value-type="string" calcext:value-type="string">
            <text:p>Giroux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5" calcext:value-type="float">
            <text:p>3045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Goule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6" calcext:value-type="float">
            <text:p>3046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Gretzk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7" calcext:value-type="float">
            <text:p>304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inswor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8" calcext:value-type="float">
            <text:p>3048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l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49" calcext:value-type="float">
            <text:p>3049</text:p>
          </table:table-cell>
          <table:table-cell office:value-type="string" calcext:value-type="string">
            <text:p>Dougie</text:p>
          </table:table-cell>
          <table:table-cell office:value-type="string" calcext:value-type="string">
            <text:p>Hamilt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1" calcext:value-type="float">
            <text:p>231</text:p>
          </table:table-cell>
          <table:table-cell table:number-columns-repeated="2"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0" calcext:value-type="float">
            <text:p>3050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Hawer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1" calcext:value-type="float">
            <text:p>3051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Heatle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2" calcext:value-type="float">
            <text:p>3052</text:p>
          </table:table-cell>
          <table:table-cell table:style-name="ce16" office:value-type="string" calcext:value-type="string">
            <text:p>Braden</text:p>
          </table:table-cell>
          <table:table-cell table:style-name="ce16" office:value-type="string" calcext:value-type="string">
            <text:p>Holtb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3" calcext:value-type="float">
            <text:p>305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rt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4" calcext:value-type="float">
            <text:p>3054</text:p>
          </table:table-cell>
          <table:table-cell office:value-type="string" calcext:value-type="string">
            <text:p>Gordie</text:p>
          </table:table-cell>
          <table:table-cell office:value-type="string" calcext:value-type="string">
            <text:p>How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3" calcext:value-type="float">
            <text:p>2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5" calcext:value-type="float">
            <text:p>305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uberd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Hull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7" calcext:value-type="float">
            <text:p>3057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Huts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8" calcext:value-type="float">
            <text:p>3058</text:p>
          </table:table-cell>
          <table:table-cell office:value-type="string" calcext:value-type="string">
            <text:p>Jarome</text:p>
          </table:table-cell>
          <table:table-cell office:value-type="string" calcext:value-type="string">
            <text:p>Iginl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59" calcext:value-type="float">
            <text:p>3059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Josep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0" calcext:value-type="float">
            <text:p>306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Kariy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1" calcext:value-type="float">
            <text:p>306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Keho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ei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3" calcext:value-type="float">
            <text:p>30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ell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4" calcext:value-type="float">
            <text:p>3064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Kenned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5" calcext:value-type="float">
            <text:p>3065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K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33" calcext:value-type="float">
            <text:p>2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6" calcext:value-type="float">
            <text:p>3066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afleu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6" calcext:value-type="float">
            <text:p>23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7" calcext:value-type="float">
            <text:p>3067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Leac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8" calcext:value-type="float">
            <text:p>3068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ecaval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69" calcext:value-type="float">
            <text:p>3069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Lemair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0" calcext:value-type="float">
            <text:p>307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mieux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1" calcext:value-type="float">
            <text:p>3071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Letang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222" calcext:value-type="float">
            <text:p>22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Lin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3" calcext:value-type="float">
            <text:p>3073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indr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4" calcext:value-type="float">
            <text:p>3074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Luong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5" calcext:value-type="float">
            <text:p>3075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cKinn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Le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7" calcext:value-type="float">
            <text:p>3077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hovlich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table:style-name="ce16" office:value-type="string" calcext:value-type="string">
            <text:p>Cale</text:p>
          </table:table-cell>
          <table:table-cell table:style-name="ce16" office:value-type="string" calcext:value-type="string">
            <text:p>Maka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79" calcext:value-type="float">
            <text:p>30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al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Marchan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archess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2" calcext:value-type="float">
            <text:p>308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rl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3" calcext:value-type="float">
            <text:p>3083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Mar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4" calcext:value-type="float">
            <text:p>3084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McDavid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5" calcext:value-type="float">
            <text:p>3085</text:p>
          </table:table-cell>
          <table:table-cell office:value-type="string" calcext:value-type="string">
            <text:p>Lanny</text:p>
          </table:table-cell>
          <table:table-cell office:value-type="string" calcext:value-type="string">
            <text:p>McDonal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6" calcext:value-type="float">
            <text:p>3086</text:p>
          </table:table-cell>
          <table:table-cell table:style-name="ce16" office:value-type="string" calcext:value-type="string">
            <text:p>Al</text:p>
          </table:table-cell>
          <table:table-cell table:style-name="ce16" office:value-type="string" calcext:value-type="string">
            <text:p>MacInn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7" calcext:value-type="float">
            <text:p>308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ss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8" calcext:value-type="float">
            <text:p>3088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ikit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89" calcext:value-type="float">
            <text:p>3089</text:p>
          </table:table-cell>
          <table:table-cell office:value-type="string" calcext:value-type="string">
            <text:p>Howie</text:p>
          </table:table-cell>
          <table:table-cell office:value-type="string" calcext:value-type="string">
            <text:p>Morenz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0" calcext:value-type="float">
            <text:p>309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Murph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as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2" calcext:value-type="float">
            <text:p>3092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Nicholl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iedermay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4" calcext:value-type="float">
            <text:p>309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ieuwendy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5" calcext:value-type="float">
            <text:p>309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Nol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6" calcext:value-type="float">
            <text:p>3096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gent-Hopkin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7" calcext:value-type="float">
            <text:p>309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O<text:span text:style-name="T1">'Reilly</text:span>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8" calcext:value-type="float">
            <text:p>309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Oat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99" calcext:value-type="float">
            <text:p>309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Or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Osgoo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1" calcext:value-type="float">
            <text:p>3101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Pare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2" calcext:value-type="float">
            <text:p>3102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Par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3" calcext:value-type="float">
            <text:p>3103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erre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4" calcext:value-type="float">
            <text:p>310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Pietrangel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5" calcext:value-type="float">
            <text:p>3105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lant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6" calcext:value-type="float">
            <text:p>3106</text:p>
          </table:table-cell>
          <table:table-cell table:style-name="ce16" office:value-type="string" calcext:value-type="string">
            <text:p>Brayden</text:p>
          </table:table-cell>
          <table:table-cell table:style-name="ce16" office:value-type="string" calcext:value-type="string">
            <text:p>Poi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7" calcext:value-type="float">
            <text:p>3107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otvi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8" calcext:value-type="float">
            <text:p>3108</text:p>
          </table:table-cell>
          <table:table-cell table:style-name="ce16" office:value-type="string" calcext:value-type="string">
            <text:p>Carey</text:p>
          </table:table-cell>
          <table:table-cell table:style-name="ce16" office:value-type="string" calcext:value-type="string">
            <text:p>Pric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09" calcext:value-type="float">
            <text:p>310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rong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0" calcext:value-type="float">
            <text:p>31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Propp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4" calcext:value-type="float">
            <text:p>23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1" calcext:value-type="float">
            <text:p>311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Ratell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2" calcext:value-type="float">
            <text:p>311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ecch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3" calcext:value-type="float">
            <text:p>311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einh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4" calcext:value-type="float">
            <text:p>3114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5" calcext:value-type="float">
            <text:p>3115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6" calcext:value-type="float">
            <text:p>3116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Richard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7" calcext:value-type="float">
            <text:p>3117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Riell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Robins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19" calcext:value-type="float">
            <text:p>3119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Robitail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0" calcext:value-type="float">
            <text:p>31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o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1" calcext:value-type="float">
            <text:p>312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kic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2" calcext:value-type="float">
            <text:p>3122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Sav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3" calcext:value-type="float">
            <text:p>3123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aw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4" calcext:value-type="float">
            <text:p>312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cheife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5" calcext:value-type="float">
            <text:p>3125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Shanah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6" calcext:value-type="float">
            <text:p>3126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Sittl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7" calcext:value-type="float">
            <text:p>312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pezz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8" calcext:value-type="float">
            <text:p>3128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purg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29" calcext:value-type="float">
            <text:p>312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-Lou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0" calcext:value-type="float">
            <text:p>3130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taa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1" calcext:value-type="float">
            <text:p>313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amk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2" calcext:value-type="float">
            <text:p>313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3" calcext:value-type="float">
            <text:p>3133</text:p>
          </table:table-cell>
          <table:table-cell office:value-type="string" calcext:value-type="string">
            <text:p>Nels</text:p>
          </table:table-cell>
          <table:table-cell office:value-type="string" calcext:value-type="string">
            <text:p>Stew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4" calcext:value-type="float">
            <text:p>313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t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5" calcext:value-type="float">
            <text:p>313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ubb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6" calcext:value-type="float">
            <text:p>3136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Sutt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7" calcext:value-type="float">
            <text:p>313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uzuk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8" calcext:value-type="float">
            <text:p>31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avar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39" calcext:value-type="float">
            <text:p>313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aylo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0" calcext:value-type="float">
            <text:p>3140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Theodor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9" calcext:value-type="float">
            <text:p>229</text:p>
          </table:table-cell>
          <table:table-cell table:style-name="ce4" table:number-columns-repeated="2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1" calcext:value-type="float">
            <text:p>3141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homps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2" calcext:value-type="float">
            <text:p>314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hornt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3" calcext:value-type="float">
            <text:p>3143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4" calcext:value-type="float">
            <text:p>3144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5" calcext:value-type="float">
            <text:p>3145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urge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6" calcext:value-type="float">
            <text:p>314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ern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8" calcext:value-type="float">
            <text:p>20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7" calcext:value-type="float">
            <text:p>3147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Web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48" calcext:value-type="float">
            <text:p>3148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Yzerma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Bishop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1" calcext:value-type="float">
            <text:p>3301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2" calcext:value-type="float">
            <text:p>33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3" calcext:value-type="float">
            <text:p>3303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ufi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4" calcext:value-type="float">
            <text:p>3304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onno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5" calcext:value-type="float">
            <text:p>3305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Eich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6" calcext:value-type="float">
            <text:p>3306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7" calcext:value-type="float">
            <text:p>3307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audreau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8" calcext:value-type="float">
            <text:p>3308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omez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09" calcext:value-type="float">
            <text:p>3309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Hellebuy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0" calcext:value-type="float">
            <text:p>3310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Hous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2" calcext:value-type="float">
            <text:p>3312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3" calcext:value-type="float">
            <text:p>3313</text:p>
          </table:table-cell>
          <table:table-cell table:style-name="ce19" office:value-type="string" calcext:value-type="string">
            <text:p>Brett</text:p>
          </table:table-cell>
          <table:table-cell table:style-name="ce19" office:value-type="string" calcext:value-type="string">
            <text:p>Hu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4" calcext:value-type="float">
            <text:p>3314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5" calcext:value-type="float">
            <text:p>331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6" calcext:value-type="float">
            <text:p>3316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ss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5" calcext:value-type="float">
            <text:p>235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7" calcext:value-type="float">
            <text:p>3317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LaFonta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8" calcext:value-type="float">
            <text:p>3318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Lang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19" calcext:value-type="float">
            <text:p>33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Clai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0" calcext:value-type="float">
            <text:p>3320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Leet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1" calcext:value-type="float">
            <text:p>3321</text:p>
          </table:table-cell>
          <table:table-cell table:style-name="ce19" office:value-type="string" calcext:value-type="string">
            <text:p>Auston</text:p>
          </table:table-cell>
          <table:table-cell table:style-name="ce19" office:value-type="string" calcext:value-type="string">
            <text:p>Matthew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2" calcext:value-type="float">
            <text:p>3322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3" calcext:value-type="float">
            <text:p>332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odan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4" calcext:value-type="float">
            <text:p>332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u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5" calcext:value-type="float">
            <text:p>3325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Pari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326" calcext:value-type="float">
            <text:p>332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ave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27" calcext:value-type="float">
            <text:p>332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28" calcext:value-type="float">
            <text:p>3328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29" calcext:value-type="float">
            <text:p>3329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en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0" calcext:value-type="float">
            <text:p>3330</text:p>
          </table:table-cell>
          <table:table-cell office:value-type="string" calcext:value-type="string">
            <text:p>Jaccob</text:p>
          </table:table-cell>
          <table:table-cell office:value-type="string" calcext:value-type="string">
            <text:p>Slav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1" calcext:value-type="float">
            <text:p>3331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teve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2" calcext:value-type="float">
            <text:p>333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3" calcext:value-type="float">
            <text:p>333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4" calcext:value-type="float">
            <text:p>3334</text:p>
          </table:table-cell>
          <table:table-cell table:style-name="ce19" office:value-type="string" calcext:value-type="string">
            <text:p>Brady</text:p>
          </table:table-cell>
          <table:table-cell table:style-name="ce19"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335" calcext:value-type="float">
            <text:p>3335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336" calcext:value-type="float">
            <text:p>3336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337" calcext:value-type="float">
            <text:p>3337</text:p>
          </table:table-cell>
          <table:table-cell table:style-name="ce19" office:value-type="string" calcext:value-type="string">
            <text:p>Bryan</text:p>
          </table:table-cell>
          <table:table-cell table:style-name="ce19" office:value-type="string" calcext:value-type="string">
            <text:p>Trotti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8" calcext:value-type="float">
            <text:p>33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Vanbiesbrou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39" calcext:value-type="float">
            <text:p>3339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Weigh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340" calcext:value-type="float">
            <text:p>3340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Weren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19" office:value-type="float" office:value="3341" calcext:value-type="float">
            <text:p>3341</text:p>
          </table:table-cell>
          <table:table-cell table:style-name="ce19" office:value-type="string" calcext:value-type="string">
            <text:p>Blake</text:p>
          </table:table-cell>
          <table:table-cell table:style-name="ce19" office:value-type="string" calcext:value-type="string">
            <text:p>Whee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0" calcext:value-type="float">
            <text:p>340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lfre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1" calcext:value-type="float">
            <text:p>3401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Bac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2" calcext:value-type="float">
            <text:p>3402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3" calcext:value-type="float">
            <text:p>3403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4" calcext:value-type="float">
            <text:p>340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5" calcext:value-type="float">
            <text:p>34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edma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6" calcext:value-type="float">
            <text:p>3406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number-columns-repeated="2" table:style-name="ce4" office:value-type="float" office:value="222" calcext:value-type="float">
            <text:p>2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7" calcext:value-type="float">
            <text:p>34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li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number-columns-repeated="2"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8" calcext:value-type="float">
            <text:p>340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Landesko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09" calcext:value-type="float">
            <text:p>3409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Lid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0" calcext:value-type="float">
            <text:p>3410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Lund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1" calcext:value-type="float">
            <text:p>3411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Nas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2" calcext:value-type="float">
            <text:p>341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Nylander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3" calcext:value-type="float">
            <text:p>3413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ett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4" calcext:value-type="float">
            <text:p>3414</text:p>
          </table:table-cell>
          <table:table-cell office:value-type="string" calcext:value-type="string">
            <text:p>Borje</text:p>
          </table:table-cell>
          <table:table-cell office:value-type="string" calcext:value-type="string">
            <text:p>Salm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244"/>
          <table:table-cell table:style-name="Default" table:number-columns-repeated="16122"/>
        </table:table-row>
        <table:table-row table:style-name="ro1">
          <table:table-cell table:style-name="ce4" office:value-type="float" office:value="3415" calcext:value-type="float">
            <text:p>341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6" calcext:value-type="float">
            <text:p>3416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7" calcext:value-type="float">
            <text:p>3417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un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3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8" calcext:value-type="float">
            <text:p>3418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Zett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419" calcext:value-type="float">
            <text:p>3419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Zibaneja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0" calcext:value-type="float">
            <text:p>350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h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1" calcext:value-type="float">
            <text:p>3501</text:p>
          </table:table-cell>
          <table:table-cell office:value-type="string" calcext:value-type="string">
            <text:p>Aleksander</text:p>
          </table:table-cell>
          <table:table-cell table:style-name="ce19" office:value-type="string" calcext:value-type="string">
            <text:p>Barkov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2" calcext:value-type="float">
            <text:p>3502</text:p>
          </table:table-cell>
          <table:table-cell office:value-type="string" calcext:value-type="string">
            <text:p>Miikka</text:p>
          </table:table-cell>
          <table:table-cell office:value-type="string" calcext:value-type="string">
            <text:p>Kiprusoff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5" calcext:value-type="float">
            <text:p>205</text:p>
          </table:table-cell>
          <table:table-cell table:style-name="ce4" table:number-columns-repeated="3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3" calcext:value-type="float">
            <text:p>3503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4" calcext:value-type="float">
            <text:p>3504</text:p>
          </table:table-cell>
          <table:table-cell office:value-type="string" calcext:value-type="string">
            <text:p>Jari</text:p>
          </table:table-cell>
          <table:table-cell table:style-name="ce19" office:value-type="string" calcext:value-type="string">
            <text:p>Kurr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5" calcext:value-type="float">
            <text:p>3505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Ran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6" calcext:value-type="float">
            <text:p>3506</text:p>
          </table:table-cell>
          <table:table-cell office:value-type="string" calcext:value-type="string">
            <text:p>Tuukka</text:p>
          </table:table-cell>
          <table:table-cell office:value-type="string" calcext:value-type="string">
            <text:p>Rask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507" calcext:value-type="float">
            <text:p>3507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Ri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8" calcext:value-type="float">
            <text:p>3508</text:p>
          </table:table-cell>
          <table:table-cell office:value-type="string" calcext:value-type="string">
            <text:p>Juuse</text:p>
          </table:table-cell>
          <table:table-cell office:value-type="string" calcext:value-type="string">
            <text:p>Saro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509" calcext:value-type="float">
            <text:p>3509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ela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I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Elia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4" office:value-type="string" calcext:value-type="string">
            <text:p>Dominik</text:p>
          </table:table-cell>
          <table:table-cell table:style-name="ce4" office:value-type="string" calcext:value-type="string">
            <text:p>Has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Hejdu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4" office:value-type="string" calcext:value-type="string">
            <text:p>Jaromir</text:p>
          </table:table-cell>
          <table:table-cell table:style-name="ce4" office:value-type="string" calcext:value-type="string">
            <text:p>Jagr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astrna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CZ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0" calcext:value-type="float">
            <text:p>3700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Bobro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14" calcext:value-type="float">
            <text:p>2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1" calcext:value-type="float">
            <text:p>3701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Bure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2" calcext:value-type="float">
            <text:p>3702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Datsy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3" calcext:value-type="float">
            <text:p>3703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Fe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4" calcext:value-type="float">
            <text:p>3704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Gonchar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5" calcext:value-type="float">
            <text:p>3705</text:p>
          </table:table-cell>
          <table:table-cell office:value-type="string" calcext:value-type="string">
            <text:p>Kirill</text:p>
          </table:table-cell>
          <table:table-cell office:value-type="string" calcext:value-type="string">
            <text:p>Kapriz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6" calcext:value-type="float">
            <text:p>3706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Konstanti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7" calcext:value-type="float">
            <text:p>3707</text:p>
          </table:table-cell>
          <table:table-cell office:value-type="string" calcext:value-type="string">
            <text:p>Ilya</text:p>
          </table:table-cell>
          <table:table-cell office:value-type="string" calcext:value-type="string">
            <text:p>Kovalch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8" calcext:value-type="float">
            <text:p>3708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09" calcext:value-type="float">
            <text:p>3709</text:p>
          </table:table-cell>
          <table:table-cell office:value-type="string" calcext:value-type="string">
            <text:p>Vyacheslav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2" calcext:value-type="float">
            <text:p>232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0" calcext:value-type="float">
            <text:p>3710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Kuche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1" calcext:value-type="float">
            <text:p>3711</text:p>
          </table:table-cell>
          <table:table-cell office:value-type="string" calcext:value-type="string">
            <text:p>Evgeny</text:p>
          </table:table-cell>
          <table:table-cell office:value-type="string" calcext:value-type="string">
            <text:p>Kuznets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2" calcext:value-type="float">
            <text:p>3712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Lario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3" calcext:value-type="float">
            <text:p>3713</text:p>
          </table:table-cell>
          <table:table-cell office:value-type="string" calcext:value-type="string">
            <text:p>Evgeni</text:p>
          </table:table-cell>
          <table:table-cell office:value-type="string" calcext:value-type="string">
            <text:p>Mal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45"/>
          <table:table-cell table:style-name="Default" table:number-columns-repeated="16122"/>
        </table:table-row>
        <table:table-row table:style-name="ro1">
          <table:table-cell table:style-name="ce4" office:value-type="float" office:value="3714" calcext:value-type="float">
            <text:p>3714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ogiln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5" calcext:value-type="float">
            <text:p>3715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Or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6" calcext:value-type="float">
            <text:p>3716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vec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7" calcext:value-type="float">
            <text:p>3717</text:p>
          </table:table-cell>
          <table:table-cell office:value-type="string" calcext:value-type="string">
            <text:p>Artemi</text:p>
          </table:table-cell>
          <table:table-cell office:value-type="string" calcext:value-type="string">
            <text:p>Panar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2"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8" calcext:value-type="float">
            <text:p>3718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hester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19" calcext:value-type="float">
            <text:p>3719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Taras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0" calcext:value-type="float">
            <text:p>3720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Vasile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1" calcext:value-type="float">
            <text:p>3721</text:p>
          </table:table-cell>
          <table:table-cell office:value-type="string" calcext:value-type="string">
            <text:p>Alexei</text:p>
          </table:table-cell>
          <table:table-cell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3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722" calcext:value-type="float">
            <text:p>3722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Zub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0" calcext:value-type="float">
            <text:p>3800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Bond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4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1" calcext:value-type="float">
            <text:p>3801</text:p>
          </table:table-cell>
          <table:table-cell table:style-name="ce4" office:value-type="string" calcext:value-type="string">
            <text:p>Zdeno</text:p>
          </table:table-cell>
          <table:table-cell table:style-name="ce4" office:value-type="string" calcext:value-type="string">
            <text:p>Cha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3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2" calcext:value-type="float">
            <text:p>3802</text:p>
          </table:table-cell>
          <table:table-cell table:style-name="ce4" office:value-type="string" calcext:value-type="string">
            <text:p>Pavol</text:p>
          </table:table-cell>
          <table:table-cell table:style-name="ce4" office:value-type="string" calcext:value-type="string">
            <text:p>Demit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3" calcext:value-type="float">
            <text:p>3803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Gaborik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4" calcext:value-type="float">
            <text:p>3804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Hoss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805" calcext:value-type="float">
            <text:p>3805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tastn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VK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00" calcext:value-type="float">
            <text:p>3900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Draisaitl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01" calcext:value-type="float">
            <text:p>3901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Stutzl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GER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30" calcext:value-type="float">
            <text:p>3930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Chelios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50" calcext:value-type="float">
            <text:p>395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Josi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SU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>
          <table:table-cell table:style-name="ce4" office:value-type="float" office:value="3970" calcext:value-type="float">
            <text:p>3970</text:p>
          </table:table-cell>
          <table:table-cell table:style-name="ce4" office:value-type="string" calcext:value-type="string">
            <text:p>Anze</text:p>
          </table:table-cell>
          <table:table-cell table:style-name="ce4" office:value-type="string" calcext:value-type="string">
            <text:p>Kopitar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8" calcext:value-type="float">
            <text:p>28</text:p>
          </table:table-cell>
          <table:table-cell table:style-name="ce4"/>
          <table:table-cell table:style-name="ce2" office:value-type="float" office:value="4" calcext:value-type="float">
            <text:p>4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SVN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47"/>
          <table:table-cell table:style-name="Default" table:number-columns-repeated="16122"/>
        </table:table-row>
        <table:table-row table:style-name="ro1" table:number-rows-repeated="129">
          <table:table-cell table:style-name="ce4" table:number-columns-repeated="15"/>
          <table:table-cell table:number-columns-repeated="247"/>
          <table:table-cell table:style-name="Default" table:number-columns-repeated="16122"/>
        </table:table-row>
        <table:table-row table:style-name="ro1" table:number-rows-repeated="489">
          <table:table-cell table:style-name="ce14" table:number-columns-repeated="13"/>
          <table:table-cell table:number-columns-repeated="249"/>
          <table:table-cell table:style-name="Default" table:number-columns-repeated="16122"/>
        </table:table-row>
        <table:table-row table:style-name="ro1" table:number-rows-repeated="1047696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228:Feuille1.C2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23:22:47.09357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0-16T23:27:07.766119500</dc:date>
    <meta:editing-cycles>56</meta:editing-cycles>
    <meta:editing-duration>P3DT23H45M50S</meta:editing-duration>
    <meta:generator>LibreOffice/25.2.5.2$Windows_X86_64 LibreOffice_project/03d19516eb2e1dd5d4ccd751a0d6f35f35e08022</meta:generator>
    <meta:document-statistic meta:table-count="1" meta:cell-count="2971" meta:object-count="0"/>
  </office:meta>
</office:document-meta>
</file>